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3.6347in" style:rel-column-width="32767*"/>
    </style:style>
    <style:style style:name="Table1.B" style:family="table-column">
      <style:table-column-properties style:column-width="3.6354in" style:rel-column-width="32768*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master-page-name="">
      <style:paragraph-properties style:page-number="auto" fo:break-before="auto" fo:break-after="auto"/>
    </style:style>
    <style:style style:name="P1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<text:span text:style-name="T1">เลขที่ :</text:span> <text:s text:c="3"/><text:text-input text:description="&lt; o.name &gt;">PO Number</text:text-input></text:p>
          </table:table-cell>
        </table:table-row>
        <table:table-row>
          <table:table-cell table:style-name="Table1.A1" office:value-type="string">
            <text:p text:style-name="P12"><text:span text:style-name="T1">อ้างเลขที่ PR:</text:span> <text:text-input text:description="&lt; o.requisition_id.name &gt;">Requisition</text:text-input></text:p>
          </table:table-cell>
          <table:table-cell table:style-name="Table1.A1" office:value-type="string">
            <text:p text:style-name="P12"><text:span text:style-name="T1">ลงวันที่ :</text:span> <text:text-input text:description="&lt; o.date_order &gt;">PO Date</text:text-input></text:p>
          </table:table-cell>
        </table:table-row>
      </table:table>
      <text:p text:style-name="P7"/>
      <text:p text:style-name="P6">ผู้จำหน่าย:</text:p>
      <text:p text:style-name="P12"><text:text-input text:description="&lt; o.partner_id.address[0].name &gt;">Address</text:text-input></text:p>
      <text:p text:style-name="P12"><text:text-input text:description="&lt;o.partner_id.name&gt;">Partner Name</text:text-input> </text:p>
      <text:p text:style-name="P12"><text:text-input text:description="&lt; o.partner_id.address[0].street &gt;">Street</text:text-input> <text:text-input text:description="&lt; o.partner_id.address[0].street2 &gt;">Street2</text:text-input> <text:text-input text:description="&lt; o.partner_id.address[0].city &gt;">City</text:text-input> <text:text-input text:description="&lt; o.partner_id.address[0].zip &gt;">Zip</text:text-input></text:p>
      <text:p text:style-name="P12">โทร: <text:text-input text:description="&lt; o.partner_id.address[0].phone &gt;">Phone</text:text-input> <text:s/>โทรสาร: <text:text-input text:description="&lt; o.partner_id.address[0].fax &gt;">Fax</text:text-input> <text:text-input text:description="&lt;if test=&quot;o.partner_id.address[0].mobile&quot;&gt;">&lt;if&gt;</text:text-input>มือถือ: <text:text-input text:description="&lt; o.partner_id.address[0].mobile &gt;">Mobile</text:text-input> <text:text-input text:description="&lt;/if&gt;">&lt;/if&gt;</text:text-input> <text:text-input text:description="&lt;if test=&quot;o.partner_id.address[0].email&quot;&gt;">&lt;if&gt;</text:text-input>อีเมล์: <text:text-input text:description="&lt; o.partner_id.address[0].email &gt;">Email</text:text-input><text:text-input text:description="&lt;/if&gt;">&lt;/if&gt;</text:text-input></text:p>
      <text:p text:style-name="P12"/>
      <text:p text:style-name="P6">สถานที่ส่งสินค้า:</text:p>
      <text:p text:style-name="P7"><text:text-input text:description="&lt; o.warehouse_id.name &gt;">Warehouse</text:text-input></text:p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Standard" style:master-page-name="">
      <style:paragraph-properties style:page-number="auto" fo:break-before="auto" fo:break-after="auto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28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2.4516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.company_id.name&gt;">Company Name</text:text-input></text:p>
        <text:p text:style-name="MP4"/>
        <text:p text:style-name="MP5"><draw:line text:anchor-type="paragraph" draw:z-index="0" draw:style-name="Mgr1" draw:text-style-name="MP6" svg:x1="0.0571in" svg:y1="0.4087in" svg:x2="7.2642in" svg:y2="0.4087in"><text:p/></draw:line>ใบสั่งซื้อ / Purchase Order</text:p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3-09T15:20:03</dc:date>
    <dc:creator>Tititab Srisookco</dc:creator>
    <meta:editing-duration>PT03H02M52S</meta:editing-duration>
    <meta:editing-cycles>154</meta:editing-cycles>
    <meta:generator>OpenOffice.org/3.2$Linux OpenOffice.org_project/320m12$Build-9483</meta:generator>
    <meta:document-statistic meta:table-count="1" meta:image-count="0" meta:object-count="0" meta:page-count="1" meta:paragraph-count="12" meta:word-count="91" meta:character-count="25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